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paragraph-properties fo:text-align="justify" style:justify-single-word="false"/>
      <style:text-properties fo:language="fr" fo:country="FR"/>
    </style:style>
    <style:style style:name="P2" style:family="paragraph" style:parent-style-name="Heading_20_1">
      <style:paragraph-properties fo:text-align="justify" style:justify-single-word="false"/>
      <style:text-properties fo:language="fr" fo:country="FR" officeooo:rsid="0013cb71" officeooo:paragraph-rsid="0013cb71"/>
    </style:style>
    <style:style style:name="P3" style:family="paragraph" style:parent-style-name="Heading_20_2">
      <style:paragraph-properties fo:text-align="justify" style:justify-single-word="false"/>
      <style:text-properties fo:language="fr" fo:country="FR" officeooo:rsid="0013df70" officeooo:paragraph-rsid="0013df70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text-align="justify" style:justify-single-word="false"/>
      <style:text-properties fo:language="fr" fo:country="FR" officeooo:rsid="0016170b" officeooo:paragraph-rsid="0016170b"/>
    </style:style>
    <style:style style:name="P6" style:family="paragraph" style:parent-style-name="Heading_20_3">
      <style:paragraph-properties fo:text-align="justify" style:justify-single-word="false"/>
      <style:text-properties fo:language="fr" fo:country="FR" officeooo:rsid="00178aeb" officeooo:paragraph-rsid="00178aeb"/>
    </style:style>
    <style:style style:name="P7" style:family="paragraph" style:parent-style-name="Heading_20_3" style:list-style-name="">
      <style:paragraph-properties fo:text-align="justify" style:justify-single-word="false"/>
      <style:text-properties fo:language="fr" fo:country="FR" officeooo:rsid="0018cca5" officeooo:paragraph-rsid="0018cca5"/>
    </style:style>
    <style:style style:name="P8" style:family="paragraph" style:parent-style-name="Heading_20_3">
      <style:paragraph-properties fo:text-align="justify" style:justify-single-word="false"/>
      <style:text-properties officeooo:rsid="003a78da" officeooo:paragraph-rsid="003a78da"/>
    </style:style>
    <style:style style:name="P9" style:family="paragraph" style:parent-style-name="Heading_20_3">
      <style:paragraph-properties fo:text-align="justify" style:justify-single-word="false" fo:break-before="page"/>
      <style:text-properties fo:language="fr" fo:country="FR" officeooo:rsid="0018cca5" officeooo:paragraph-rsid="0018cca5"/>
    </style:style>
    <style:style style:name="P10" style:family="paragraph" style:parent-style-name="Subtitle">
      <style:text-properties officeooo:rsid="003e262a" officeooo:paragraph-rsid="003e262a"/>
    </style:style>
    <style:style style:name="P11" style:family="paragraph" style:parent-style-name="Text_20_body">
      <style:paragraph-properties fo:text-align="justify" style:justify-single-word="false"/>
      <style:text-properties fo:language="fr" fo:country="FR" officeooo:rsid="0013cb71" officeooo:paragraph-rsid="0013cb71"/>
    </style:style>
    <style:style style:name="P12" style:family="paragraph" style:parent-style-name="Text_20_body" style:list-style-name="L1">
      <style:paragraph-properties fo:text-align="justify" style:justify-single-word="false"/>
      <style:text-properties fo:language="fr" fo:country="FR" officeooo:rsid="0013cb71" officeooo:paragraph-rsid="0013cb71"/>
    </style:style>
    <style:style style:name="P13" style:family="paragraph" style:parent-style-name="Text_20_body" style:list-style-name="L2">
      <style:paragraph-properties fo:text-align="justify" style:justify-single-word="false"/>
      <style:text-properties fo:language="fr" fo:country="FR" officeooo:rsid="0013cb71" officeooo:paragraph-rsid="0013cb71"/>
    </style:style>
    <style:style style:name="P14" style:family="paragraph" style:parent-style-name="Text_20_body">
      <style:paragraph-properties fo:text-align="justify" style:justify-single-word="false"/>
      <style:text-properties fo:language="fr" fo:country="FR" fo:font-weight="normal" officeooo:rsid="0013cb71" officeooo:paragraph-rsid="0013cb71" style:font-weight-asian="normal" style:font-weight-complex="normal"/>
    </style:style>
    <style:style style:name="P15" style:family="paragraph" style:parent-style-name="Text_20_body" style:list-style-name="L3">
      <style:paragraph-properties fo:text-align="justify" style:justify-single-word="false"/>
      <style:text-properties fo:language="fr" fo:country="FR" fo:font-weight="normal" officeooo:rsid="0013df70" officeooo:paragraph-rsid="0013df70" style:font-weight-asian="normal" style:font-weight-complex="normal"/>
    </style:style>
    <style:style style:name="P16" style:family="paragraph" style:parent-style-name="Text_20_body" style:list-style-name="L3">
      <style:paragraph-properties fo:text-align="justify" style:justify-single-word="false"/>
      <style:text-properties fo:language="fr" fo:country="FR" fo:font-weight="normal" officeooo:rsid="001471e3" officeooo:paragraph-rsid="001471e3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language="fr" fo:country="FR" fo:font-weight="normal" officeooo:rsid="0014f0e7" officeooo:paragraph-rsid="001471e3" style:font-weight-asian="normal" style:font-weight-complex="normal"/>
    </style:style>
    <style:style style:name="P18" style:family="paragraph" style:parent-style-name="Text_20_body" style:list-style-name="L6">
      <style:paragraph-properties fo:text-align="justify" style:justify-single-word="false"/>
      <style:text-properties fo:language="fr" fo:country="FR" fo:font-weight="normal" officeooo:rsid="001ac1f4" officeooo:paragraph-rsid="001ac1f4" style:font-weight-asian="normal" style:font-weight-complex="normal"/>
    </style:style>
    <style:style style:name="P19" style:family="paragraph" style:parent-style-name="Text_20_body" style:list-style-name="L3">
      <style:paragraph-properties fo:text-align="justify" style:justify-single-word="false"/>
      <style:text-properties fo:language="fr" fo:country="FR" officeooo:rsid="0013df70" officeooo:paragraph-rsid="0013df70"/>
    </style:style>
    <style:style style:name="P20" style:family="paragraph" style:parent-style-name="Text_20_body" style:list-style-name="L3">
      <style:paragraph-properties fo:text-align="justify" style:justify-single-word="false"/>
      <style:text-properties fo:language="fr" fo:country="FR" officeooo:rsid="001471e3" officeooo:paragraph-rsid="001471e3"/>
    </style:style>
    <style:style style:name="P21" style:family="paragraph" style:parent-style-name="Text_20_body">
      <style:paragraph-properties fo:text-align="justify" style:justify-single-word="false"/>
      <style:text-properties fo:language="fr" fo:country="FR" officeooo:rsid="0016170b" officeooo:paragraph-rsid="0016170b"/>
    </style:style>
    <style:style style:name="P22" style:family="paragraph" style:parent-style-name="Text_20_body" style:list-style-name="L4">
      <style:paragraph-properties fo:text-align="justify" style:justify-single-word="false"/>
      <style:text-properties fo:language="fr" fo:country="FR" officeooo:rsid="0016170b" officeooo:paragraph-rsid="0016170b"/>
    </style:style>
    <style:style style:name="P23" style:family="paragraph" style:parent-style-name="Text_20_body" style:list-style-name="L5">
      <style:paragraph-properties fo:text-align="justify" style:justify-single-word="false"/>
      <style:text-properties fo:language="fr" fo:country="FR" officeooo:rsid="00178aeb" officeooo:paragraph-rsid="00189236"/>
    </style:style>
    <style:style style:name="P24" style:family="paragraph" style:parent-style-name="Text_20_body">
      <style:paragraph-properties fo:text-align="justify" style:justify-single-word="false"/>
      <style:text-properties fo:language="fr" fo:country="FR" officeooo:rsid="00178aeb" officeooo:paragraph-rsid="00178aeb"/>
    </style:style>
    <style:style style:name="P25" style:family="paragraph" style:parent-style-name="Text_20_body" style:list-style-name="L5">
      <style:paragraph-properties fo:text-align="justify" style:justify-single-word="false"/>
      <style:text-properties fo:language="fr" fo:country="FR" officeooo:rsid="00189236" officeooo:paragraph-rsid="00189236"/>
    </style:style>
    <style:style style:name="P26" style:family="paragraph" style:parent-style-name="Text_20_body">
      <style:paragraph-properties fo:text-align="justify" style:justify-single-word="false"/>
      <style:text-properties fo:language="fr" fo:country="FR" officeooo:rsid="00189236" officeooo:paragraph-rsid="00189236"/>
    </style:style>
    <style:style style:name="P27" style:family="paragraph" style:parent-style-name="Text_20_body">
      <style:paragraph-properties fo:text-align="justify" style:justify-single-word="false"/>
      <style:text-properties fo:language="fr" fo:country="FR" officeooo:rsid="0018cca5" officeooo:paragraph-rsid="0018cca5"/>
    </style:style>
    <style:style style:name="P28" style:family="paragraph" style:parent-style-name="Text_20_body" style:list-style-name="L6">
      <style:paragraph-properties fo:text-align="justify" style:justify-single-word="false"/>
      <style:text-properties fo:language="fr" fo:country="FR" officeooo:rsid="0018cca5" officeooo:paragraph-rsid="0018cca5"/>
    </style:style>
    <style:style style:name="P29" style:family="paragraph" style:parent-style-name="Text_20_body">
      <style:paragraph-properties fo:text-align="justify" style:justify-single-word="false"/>
      <style:text-properties fo:language="fr" fo:country="FR" officeooo:rsid="001ddb5d" officeooo:paragraph-rsid="001ddb5d"/>
    </style:style>
    <style:style style:name="P30" style:family="paragraph" style:parent-style-name="Text_20_body">
      <style:paragraph-properties fo:text-align="justify" style:justify-single-word="false"/>
      <style:text-properties fo:language="fr" fo:country="FR" officeooo:rsid="001ddb5d" officeooo:paragraph-rsid="0020f75e"/>
    </style:style>
    <style:style style:name="P31" style:family="paragraph" style:parent-style-name="Text_20_body" style:list-style-name="L8">
      <style:paragraph-properties fo:text-align="justify" style:justify-single-word="false"/>
      <style:text-properties fo:language="fr" fo:country="FR" officeooo:rsid="001ddb5d" officeooo:paragraph-rsid="001ddb5d"/>
    </style:style>
    <style:style style:name="P32" style:family="paragraph" style:parent-style-name="Text_20_body" style:list-style-name="L7">
      <style:paragraph-properties fo:text-align="justify" style:justify-single-word="false"/>
      <style:text-properties fo:language="fr" fo:country="FR" officeooo:rsid="00242b14" officeooo:paragraph-rsid="00242b14"/>
    </style:style>
    <style:style style:name="P33" style:family="paragraph" style:parent-style-name="Text_20_body" style:list-style-name="L7">
      <style:paragraph-properties fo:text-align="justify" style:justify-single-word="false"/>
      <style:text-properties fo:language="fr" fo:country="FR" officeooo:rsid="00242b14" officeooo:paragraph-rsid="00247f39"/>
    </style:style>
    <style:style style:name="P34" style:family="paragraph" style:parent-style-name="Text_20_body" style:list-style-name="L7">
      <style:paragraph-properties fo:text-align="justify" style:justify-single-word="false"/>
      <style:text-properties fo:language="fr" fo:country="FR" officeooo:rsid="00247f39" officeooo:paragraph-rsid="00247f39"/>
    </style:style>
    <style:style style:name="P35" style:family="paragraph" style:parent-style-name="Text_20_body">
      <style:paragraph-properties fo:text-align="justify" style:justify-single-word="false"/>
      <style:text-properties fo:language="fr" fo:country="FR" officeooo:rsid="00247f39" officeooo:paragraph-rsid="00247f39"/>
    </style:style>
    <style:style style:name="P36" style:family="paragraph" style:parent-style-name="Text_20_body">
      <style:paragraph-properties fo:text-align="justify" style:justify-single-word="false"/>
      <style:text-properties fo:language="fr" fo:country="FR" officeooo:rsid="002bb531" officeooo:paragraph-rsid="002bb531"/>
    </style:style>
    <style:style style:name="P37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2bb531" officeooo:paragraph-rsid="002bb531" style:font-weight-asian="bold" style:font-weight-complex="bold"/>
    </style:style>
    <style:style style:name="P38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2bdfa1" officeooo:paragraph-rsid="002d119f" style:font-weight-asian="bold" style:font-weight-complex="bold"/>
    </style:style>
    <style:style style:name="P39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2e96a8" officeooo:paragraph-rsid="002e96a8" style:font-weight-asian="bold" style:font-weight-complex="bold"/>
    </style:style>
    <style:style style:name="P40" style:family="paragraph" style:parent-style-name="Text_20_body" style:list-style-name="L6">
      <style:paragraph-properties fo:text-align="justify" style:justify-single-word="false"/>
      <style:text-properties fo:language="fr" fo:country="FR" fo:font-weight="bold" officeooo:rsid="0018cca5" officeooo:paragraph-rsid="0018cca5" style:font-weight-asian="bold" style:font-weight-complex="bold"/>
    </style:style>
    <style:style style:name="P41" style:family="paragraph" style:parent-style-name="Text_20_body" style:list-style-name="L6">
      <style:paragraph-properties fo:text-align="justify" style:justify-single-word="false"/>
      <style:text-properties fo:language="fr" fo:country="FR" fo:font-weight="bold" officeooo:rsid="001a636e" officeooo:paragraph-rsid="001a636e" style:font-weight-asian="bold" style:font-weight-complex="bold"/>
    </style:style>
    <style:style style:name="P42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09805" officeooo:paragraph-rsid="00309805" style:font-weight-asian="bold" style:font-weight-complex="bold"/>
    </style:style>
    <style:style style:name="P43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1b563" officeooo:paragraph-rsid="0031b563" style:font-weight-asian="bold" style:font-weight-complex="bold"/>
    </style:style>
    <style:style style:name="P44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37206" officeooo:paragraph-rsid="00337206" style:font-weight-asian="bold" style:font-weight-complex="bold"/>
    </style:style>
    <style:style style:name="P45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37206" officeooo:paragraph-rsid="00398412" style:font-weight-asian="bold" style:font-weight-complex="bold"/>
    </style:style>
    <style:style style:name="P46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51aea" officeooo:paragraph-rsid="00351aea" style:font-weight-asian="bold" style:font-weight-complex="bold"/>
    </style:style>
    <style:style style:name="P47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6f7c7" officeooo:paragraph-rsid="0036f7c7" style:font-weight-asian="bold" style:font-weight-complex="bold"/>
    </style:style>
    <style:style style:name="P48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7a917" officeooo:paragraph-rsid="00400a91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language="fr" fo:country="FR" fo:font-weight="bold" officeooo:rsid="0037a917" officeooo:paragraph-rsid="00400a91" style:font-weight-asian="bold" style:font-weight-complex="bold"/>
    </style:style>
    <style:style style:name="P50" style:family="paragraph" style:parent-style-name="Text_20_body" style:list-style-name="L7">
      <style:paragraph-properties fo:text-align="justify" style:justify-single-word="false"/>
      <style:text-properties fo:language="fr" fo:country="FR" officeooo:rsid="002678b8" officeooo:paragraph-rsid="002678b8"/>
    </style:style>
    <style:style style:name="P51" style:family="paragraph" style:parent-style-name="Text_20_body" style:list-style-name="L7">
      <style:paragraph-properties fo:text-align="justify" style:justify-single-word="false"/>
      <style:text-properties fo:language="fr" fo:country="FR" officeooo:rsid="0027f772" officeooo:paragraph-rsid="0027f772"/>
    </style:style>
    <style:style style:name="P52" style:family="paragraph" style:parent-style-name="Text_20_body" style:list-style-name="L9">
      <style:paragraph-properties fo:text-align="justify" style:justify-single-word="false"/>
      <style:text-properties fo:language="fr" fo:country="FR" officeooo:rsid="002a633d" officeooo:paragraph-rsid="002a633d"/>
    </style:style>
    <style:style style:name="P53" style:family="paragraph" style:parent-style-name="Text_20_body">
      <style:paragraph-properties fo:text-align="justify" style:justify-single-word="false"/>
      <style:text-properties fo:language="fr" fo:country="FR"/>
    </style:style>
    <style:style style:name="P54" style:family="paragraph" style:parent-style-name="Text_20_body" style:list-style-name="L7">
      <style:paragraph-properties fo:text-align="justify" style:justify-single-word="false"/>
      <style:text-properties fo:language="fr" fo:country="FR" officeooo:paragraph-rsid="00242b14"/>
    </style:style>
    <style:style style:name="P55" style:family="paragraph" style:parent-style-name="Text_20_body">
      <style:paragraph-properties fo:text-align="justify" style:justify-single-word="false"/>
      <style:text-properties officeooo:paragraph-rsid="003a78da"/>
    </style:style>
    <style:style style:name="P56" style:family="paragraph" style:parent-style-name="Text_20_body" style:list-style-name="L11">
      <style:paragraph-properties fo:text-align="justify" style:justify-single-word="false"/>
      <style:text-properties officeooo:paragraph-rsid="003bb841"/>
    </style:style>
    <style:style style:name="P57" style:family="paragraph" style:parent-style-name="Text_20_body" style:list-style-name="L12">
      <style:paragraph-properties fo:text-align="justify" style:justify-single-word="false"/>
      <style:text-properties officeooo:paragraph-rsid="003bb841"/>
    </style:style>
    <style:style style:name="P58" style:family="paragraph" style:parent-style-name="Text_20_body" style:list-style-name="L10">
      <style:paragraph-properties fo:text-align="justify" style:justify-single-word="false"/>
      <style:text-properties fo:font-size="9pt" fo:language="fr" fo:country="FR" style:text-underline-style="none" fo:font-weight="bold" officeooo:rsid="002bdfa1" officeooo:paragraph-rsid="0037a917" style:font-size-asian="9pt" style:font-weight-asian="bold" style:font-size-complex="9pt" style:font-weight-complex="bold"/>
    </style:style>
    <style:style style:name="P59" style:family="paragraph" style:parent-style-name="Text_20_body">
      <style:paragraph-properties fo:text-align="justify" style:justify-single-word="false"/>
      <style:text-properties officeooo:rsid="00398412" officeooo:paragraph-rsid="00398412"/>
    </style:style>
    <style:style style:name="P60" style:family="paragraph" style:parent-style-name="Text_20_body">
      <style:paragraph-properties fo:text-align="justify" style:justify-single-word="false"/>
      <style:text-properties officeooo:rsid="00398412" officeooo:paragraph-rsid="00400a91"/>
    </style:style>
    <style:style style:name="P61" style:family="paragraph" style:parent-style-name="Text_20_body">
      <style:paragraph-properties fo:text-align="justify" style:justify-single-word="false"/>
      <style:text-properties officeooo:rsid="003bb841" officeooo:paragraph-rsid="003bb841"/>
    </style:style>
    <style:style style:name="P62" style:family="paragraph" style:parent-style-name="Text_20_body" style:list-style-name="L12">
      <style:paragraph-properties fo:text-align="justify" style:justify-single-word="false"/>
      <style:text-properties officeooo:rsid="003bb841" officeooo:paragraph-rsid="003bb841"/>
    </style:style>
    <style:style style:name="P63" style:family="paragraph" style:parent-style-name="Text_20_body" style:list-style-name="L12">
      <style:paragraph-properties fo:text-align="justify" style:justify-single-word="false"/>
      <style:text-properties fo:font-style="normal" officeooo:rsid="003bb841" officeooo:paragraph-rsid="003bb841" style:font-style-asian="normal" style:font-style-complex="normal"/>
    </style:style>
    <style:style style:name="P64" style:family="paragraph" style:parent-style-name="Text_20_body" style:list-style-name="L12">
      <style:paragraph-properties fo:text-align="justify" style:justify-single-word="false"/>
      <style:text-properties fo:font-style="normal" fo:font-weight="bold" officeooo:rsid="003bb841" officeooo:paragraph-rsid="003bb841" style:font-style-asian="normal" style:font-weight-asian="bold" style:font-style-complex="normal" style:font-weight-complex="bold"/>
    </style:style>
    <style:style style:name="P65" style:family="paragraph" style:parent-style-name="Text_20_body">
      <style:paragraph-properties fo:text-align="justify" style:justify-single-word="false"/>
      <style:text-properties officeooo:rsid="003c2db5" officeooo:paragraph-rsid="003c2db5"/>
    </style:style>
    <style:style style:name="P66" style:family="paragraph" style:parent-style-name="Text_20_body" style:list-style-name="L3">
      <style:paragraph-properties fo:text-align="justify" style:justify-single-word="false" fo:break-before="page"/>
      <style:text-properties fo:language="fr" fo:country="FR" fo:font-weight="normal" officeooo:rsid="0013df70" officeooo:paragraph-rsid="0013df70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 fo:break-before="page"/>
      <style:text-properties fo:language="fr" fo:country="FR" officeooo:rsid="002a633d" officeooo:paragraph-rsid="002a633d"/>
    </style:style>
    <style:style style:name="P68" style:family="paragraph" style:parent-style-name="Text_20_body">
      <style:paragraph-properties fo:text-align="justify" style:justify-single-word="false" fo:break-before="page"/>
      <style:text-properties fo:language="fr" fo:country="FR" fo:font-weight="bold" officeooo:rsid="002bdfa1" officeooo:paragraph-rsid="003bb841" style:font-weight-asian="bold" style:font-weight-complex="bold"/>
    </style:style>
    <style:style style:name="P69" style:family="paragraph">
      <style:paragraph-properties fo:text-align="center"/>
    </style:style>
    <style:style style:name="P70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71e3" style:font-weight-asian="normal" style:font-weight-complex="normal"/>
    </style:style>
    <style:style style:name="T4" style:family="text">
      <style:text-properties fo:font-weight="normal" officeooo:rsid="0014f0e7" style:font-weight-asian="normal" style:font-weight-complex="normal"/>
    </style:style>
    <style:style style:name="T5" style:family="text">
      <style:text-properties fo:font-weight="normal" officeooo:rsid="002c22c5" style:font-weight-asian="normal" style:font-weight-complex="normal"/>
    </style:style>
    <style:style style:name="T6" style:family="text">
      <style:text-properties fo:font-weight="normal" officeooo:rsid="002d119f" style:font-weight-asian="normal" style:font-weight-complex="normal"/>
    </style:style>
    <style:style style:name="T7" style:family="text">
      <style:text-properties fo:font-weight="normal" officeooo:rsid="002e96a8" style:font-weight-asian="normal" style:font-weight-complex="normal"/>
    </style:style>
    <style:style style:name="T8" style:family="text">
      <style:text-properties fo:font-weight="normal" officeooo:rsid="00309805" style:font-weight-asian="normal" style:font-weight-complex="normal"/>
    </style:style>
    <style:style style:name="T9" style:family="text">
      <style:text-properties fo:font-weight="normal" officeooo:rsid="0034edca" style:font-weight-asian="normal" style:font-weight-complex="normal"/>
    </style:style>
    <style:style style:name="T10" style:family="text">
      <style:text-properties fo:font-weight="normal" officeooo:rsid="00398412" style:font-weight-asian="normal" style:font-weight-complex="normal"/>
    </style:style>
    <style:style style:name="T11" style:family="text">
      <style:text-properties fo:language="fr" fo:country="FR"/>
    </style:style>
    <style:style style:name="T12" style:family="text">
      <style:text-properties fo:language="fr" fo:country="FR" fo:font-weight="normal" style:font-weight-asian="normal" style:font-weight-complex="normal"/>
    </style:style>
    <style:style style:name="T13" style:family="text">
      <style:text-properties fo:language="fr" fo:country="FR" fo:font-weight="normal" officeooo:rsid="0031b563" style:font-weight-asian="normal" style:font-weight-complex="normal"/>
    </style:style>
    <style:style style:name="T14" style:family="text">
      <style:text-properties fo:language="fr" fo:country="FR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fr" fo:country="FR" fo:font-style="italic" fo:font-weight="normal" officeooo:rsid="0031b563" style:font-style-asian="italic" style:font-weight-asian="normal" style:font-style-complex="italic" style:font-weight-complex="normal"/>
    </style:style>
    <style:style style:name="T16" style:family="text">
      <style:text-properties officeooo:rsid="001f66f6"/>
    </style:style>
    <style:style style:name="T17" style:family="text">
      <style:text-properties officeooo:rsid="001f9953"/>
    </style:style>
    <style:style style:name="T18" style:family="text">
      <style:text-properties officeooo:rsid="0020f75e"/>
    </style:style>
    <style:style style:name="T19" style:family="text">
      <style:text-properties officeooo:rsid="00223ba9"/>
    </style:style>
    <style:style style:name="T20" style:family="text">
      <style:text-properties officeooo:rsid="00242b14"/>
    </style:style>
    <style:style style:name="T21" style:family="text">
      <style:text-properties officeooo:rsid="00247f39"/>
    </style:style>
    <style:style style:name="T22" style:family="text">
      <style:text-properties officeooo:rsid="002bb531"/>
    </style:style>
    <style:style style:name="T23" style:family="text">
      <style:text-properties fo:font-style="italic" fo:font-weight="normal" officeooo:rsid="002e96a8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c22c5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d119f" style:font-style-asian="italic" style:font-weight-asian="normal" style:font-style-complex="italic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a78da" style:font-style-asian="italic" style:font-style-complex="italic"/>
    </style:style>
    <style:style style:name="T28" style:family="text">
      <style:text-properties fo:font-style="italic" officeooo:rsid="003bb841" style:font-style-asian="italic" style:font-style-complex="italic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398412"/>
    </style:style>
    <style:style style:name="T31" style:family="text">
      <style:text-properties style:text-underline-style="solid" style:text-underline-width="auto" style:text-underline-color="font-color" fo:font-weight="normal" officeooo:rsid="00398412" style:font-weight-asian="normal" style:font-weight-complex="normal"/>
    </style:style>
    <style:style style:name="T32" style:family="text">
      <style:text-properties officeooo:rsid="003a78da"/>
    </style:style>
    <style:style style:name="T33" style:family="text">
      <style:text-properties officeooo:rsid="003bb841"/>
    </style:style>
    <style:style style:name="T34" style:family="text">
      <style:text-properties officeooo:rsid="00400a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 2 : Les gestes du traitement documentaire</text:p>
      <text:p text:style-name="P53"/>
      <text:p text:style-name="P53"/>
      <text:p text:style-name="P11">Rappels : trait. Doc = gests professionnels articulés entre eux</text:p>
      <text:list xml:id="list543308628" text:style-name="L1">
        <text:list-item>
          <text:p text:style-name="P12">Opérations d’entrée (<text:span text:style-name="T1">phase matérielle</text:span><text:span text:style-name="T2">) : analyse des besoins, recherches de ressources, sélection, acquisition, enregistrement, catalogage.</text:span></text:p>
        </text:list-item>
        <text:list-item>
          <text:p text:style-name="P12"><text:span text:style-name="T2">Opérations de traitement (</text:span><text:span text:style-name="T1">phase intellectuelle</text:span><text:span text:style-name="T2">) : analyse documentaire (résumé, indexation du contenu</text:span></text:p>
        </text:list-item>
        <text:list-item>
          <text:p text:style-name="P12"><text:span text:style-name="T2">Opérations de sortie(</text:span><text:span text:style-name="T1">phase mécanique</text:span><text:span text:style-name="T2">) : stockage (classer et mémoriser dans la base), diffusion, contrôle feedback</text:span></text:p>
        </text:list-item>
      </text:list>
      <text:p text:style-name="P14"/>
      <text:h text:style-name="P2" text:outline-level="1">Chaîne de valeurs du document</text:h>
      <text:p text:style-name="P11"/>
      <text:p text:style-name="P11">Aujourd’hui on parle de « chaîne de valeurs du document » : certaines activités sont plus à même d’apporter de la valeur au document.</text:p>
      <text:list xml:id="list3719745618" text:style-name="L2">
        <text:list-item>
          <text:p text:style-name="P13">Sélection, collecte, enregistrement et classement : pour <text:span text:style-name="T1">construire une collection</text:span><text:span text:style-name="T2">.</text:span></text:p>
        </text:list-item>
        <text:list-item>
          <text:p text:style-name="P13"><text:span text:style-name="T2">Dépouillement des documents et extraction de tous les éléments utilisables pour </text:span><text:span text:style-name="T1">préparer des documents secondaires</text:span><text:span text:style-name="T2">, notices bibliographiques, répertoires, dossiers, analyses, synthèses …</text:span></text:p>
        </text:list-item>
        <text:list-item>
          <text:p text:style-name="P13"><text:span text:style-name="T2">Mise à disposition des documents pour </text:span><text:span text:style-name="T1">donner accès au contenu</text:span><text:span text:style-name="T2"> </text:span><text:span text:style-name="T1">aux utilisateurs</text:span><text:span text:style-name="T2">, par information, communication, publication, reproduction, organisation, exposition…</text:span></text:p>
        </text:list-item>
        <text:list-item>
          <text:p text:style-name="P13"><text:span text:style-name="T2">Aide, conseil et orientation des utilisateurs dans leurs recherches pour </text:span><text:span text:style-name="T1">anticiper les besoins</text:span><text:span text:style-name="T2">.</text:span></text:p>
        </text:list-item>
      </text:list>
      <text:p text:style-name="P14"/>
      <text:h text:style-name="P3" text:outline-level="2">1. Geste d’entrée : collecter</text:h>
      <text:list xml:id="list2507113633" text:style-name="L3">
        <text:list-item>
          <text:p text:style-name="P19">Etape préliminaire : la <text:span text:style-name="T1">définition des</text:span> <text:span text:style-name="T1">objectifs stratégiques</text:span><text:span text:style-name="T2"> à moyen-long terme (1 info tech par ex, ou 1 info sur les brevets : 1 ~ 5 ans)</text:span></text:p>
          <text:list>
            <text:list-item>
              <text:p text:style-name="P19"><text:span text:style-name="T2">→</text:span><text:span text:style-name="T3"> </text:span><text:span text:style-name="T2">Définit les besoins en information et engage le processus de collecte</text:span></text:p>
            </text:list-item>
          </text:list>
        </text:list-item>
        <text:list-item>
          <text:p text:style-name="P66">Quels besoins repérés ?</text:p>
          <text:list>
            <text:list-item>
              <text:list>
                <text:list-item>
                  <text:p text:style-name="P15">Combler un déficit de connaissances ? → induit des informations à trouver (définitions &amp; enjeux du champ, théories, dimension épistémologique…)</text:p>
                </text:list-item>
                <text:list-item>
                  <text:p text:style-name="P16">Mettre à jour ses connaissances ? → induit des informations à trouver (actualités, réception de nouveaux travaux…)</text:p>
                </text:list-item>
                <text:list-item>
                  <text:p text:style-name="P16">Agir ? → induit des informations à trouver avec dimension opérationnelle, professionnelle…</text:p>
                </text:list-item>
              </text:list>
            </text:list-item>
            <text:list-item>
              <text:p text:style-name="P20"><text:span text:style-name="T2">→</text:span><text:span text:style-name="T4">Induit l’usage d’outils de recherche différents (spécialités / généralistes) et / ou à les interroger différemment (langage amateur / langage expert)</text:span></text:p>
            </text:list-item>
          </text:list>
        </text:list-item>
      </text:list>
      <text:p text:style-name="P17"/>
      <text:h text:style-name="P5" text:outline-level="3">1.1 Analyser son besoin : constituer son thesaurus personnel</text:h>
      <text:p text:style-name="P21"/>
      <text:list xml:id="list2859174878" text:style-name="L4">
        <text:list-item>
          <text:p text:style-name="P22">La démarche : définir un thesaurus personnel à l’aide d’un dictionnaire ou d’un thesaurus</text:p>
          <text:list>
            <text:list-item>
              <text:p text:style-name="P22">permet de clarifier sa problématique</text:p>
            </text:list-item>
            <text:list-item>
              <text:p text:style-name="P22">permet d’approcher le classement de la bibliothèque</text:p>
            </text:list-item>
            <text:list-item>
              <text:p text:style-name="P22">permet un recherche documentaire plus efficace car mieux ciblée</text:p>
            </text:list-item>
          </text:list>
        </text:list-item>
        <text:list-item>
          <text:p text:style-name="P22">Principe du thésaurus : langage documentaire construit sur 1 structure hiérarchisée d’un domaine ; les notions ont des relations entre elles (générique ou spécifique ; associé ; employé pour ; …)</text:p>
        </text:list-item>
      </text:list>
      <text:p text:style-name="P21"/>
      <text:h text:style-name="P6" text:outline-level="3">1.2 Évaluer les documents pour les collecter</text:h>
      <text:p text:style-name="P24"/>
      <text:list xml:id="list741956067" text:style-name="L5">
        <text:list-item>
          <text:p text:style-name="P23">Évaluer est une tâche complexe : il faut considérer le contexte d’usage. On ne va pas procéder à l’évaluation d’une source d’information de la même façon selon qu’on soit dans une recherche documentaire universitaire, une recherche d’emploi, une recherche d’achat …</text:p>
        </text:list-item>
        <text:list-item>
          <text:p text:style-name="P25">Ce n’est pas une « habileté », une compétence technique ou procédurale ;</text:p>
        </text:list-item>
        <text:list-item>
          <text:p text:style-name="P25">Opération qui mobilise : connaissances, compétences, valeurs personnelles, nos jugements, nos opinions.</text:p>
        </text:list-item>
      </text:list>
      <text:p text:style-name="P26"/>
      <text:h text:style-name="P7" text:outline-level="3"/>
      <text:h text:style-name="P9" text:outline-level="3">1.3 Évaluer dans un paysage informationnel mouvant</text:h>
      <text:p text:style-name="P27"/>
      <text:list xml:id="list1479507613" text:style-name="L6">
        <text:list-item>
          <text:p text:style-name="P28">Évaluer l’information dans un contexte de production de l’information qui a beaucoup évolué</text:p>
          <text:list>
            <text:list-item>
              <text:p text:style-name="P40">contexte <text:span text:style-name="T2">socio-politique ;</text:span></text:p>
            </text:list-item>
            <text:list-item>
              <text:p text:style-name="P41">contexte <text:span text:style-name="T2">informationnel ;</text:span></text:p>
            </text:list-item>
            <text:list-item>
              <text:p text:style-name="P41">contexte<text:span text:style-name="T2"> socio-technique ;</text:span></text:p>
            </text:list-item>
            <text:list-item>
              <text:p text:style-name="P41">contexte<text:span text:style-name="T2"> socio-culturel.</text:span></text:p>
            </text:list-item>
          </text:list>
        </text:list-item>
        <text:list-item>
          <text:p text:style-name="P18">Valeurs dominantes</text:p>
          <text:list>
            <text:list-item>
              <text:p text:style-name="P18">Popularité</text:p>
            </text:list-item>
            <text:list-item>
              <text:p text:style-name="P18">Instantanéité</text:p>
            </text:list-item>
            <text:list-item>
              <text:p text:style-name="P18">Affectif</text:p>
            </text:list-item>
          </text:list>
        </text:list-item>
      </text:list>
      <text:p text:style-name="P29"/>
      <text:p text:style-name="P10"><text:span text:style-name="T1">CM_3_210928</text:span></text:p>
      <text:p text:style-name="P30"><text:span text:style-name="T17">(</text:span><text:span text:style-name="T16">Gerald Bronner</text:span><text:span text:style-name="T17">, Sociologue ; Dominique Cardon, Sociologue)</text:span></text:p>
      <text:list xml:id="list3721553040" text:style-name="L8">
        <text:list-item>
          <text:p text:style-name="P31">Constat : Libéralisation de ce marché cognitif avec Internet = double révolution<text:span text:style-name="T17"> </text:span></text:p>
        </text:list-item>
      </text:list>
      <text:list xml:id="list948642650" text:style-name="L7">
        <text:list-item>
          <text:p text:style-name="P54"><text:span text:style-name="T19">+ </text:span><text:span text:style-name="T18">contexte politique d'une triple revendication démocratique</text:span></text:p>
          <text:list>
            <text:list-item>
              <text:p text:style-name="P54"><text:span text:style-name="T20">droit de savoir</text:span></text:p>
            </text:list-item>
            <text:list-item>
              <text:p text:style-name="P32">droit de délibérer</text:p>
            </text:list-item>
            <text:list-item>
              <text:p text:style-name="P32">droit de décider</text:p>
              <text:list>
                <text:list-item>
                  <text:p text:style-name="P32">droit au doute</text:p>
                  <text:p text:style-name="P32"/>
                </text:list-item>
              </text:list>
            </text:list-item>
          </text:list>
        </text:list-item>
        <text:list-item>
          <text:p text:style-name="P32">Conséquences :</text:p>
          <text:list>
            <text:list-item>
              <text:p text:style-name="P32">des propositions intellectuelles différentes circulent désormais, accessibles</text:p>
            </text:list-item>
            <text:list-item>
              <text:p text:style-name="P33">il y a à la fois massification des informations et perte de conscience dans kes institutions</text:p>
              <text:p text:style-name="P33"/>
            </text:list-item>
          </text:list>
        </text:list-item>
        <text:list-item>
          <text:p text:style-name="P33"><text:span text:style-name="T21">Parmi la masse d'information, des fausses informations, produites par 4 types types de sources avec motivations différentes :</text:span></text:p>
          <text:list>
            <text:list-item>
              <text:p text:style-name="P34">pour générer un dysfonctionnement du système (ex : QAnon, anarchistes Américains)</text:p>
            </text:list-item>
            <text:list-item>
              <text:p text:style-name="P50">par idéologie</text:p>
            </text:list-item>
            <text:list-item>
              <text:p text:style-name="P50">par intérêt (politique, économique, philosophique)</text:p>
            </text:list-item>
            <text:list-item>
              <text:p text:style-name="P51">parce qu'elles croient qu'elles sont vraies</text:p>
            </text:list-item>
          </text:list>
        </text:list-item>
      </text:list>
      <text:p text:style-name="P67"><text:span text:style-name="T22">A</text:span> retenir :</text:p>
      <text:list xml:id="list2786267714" text:style-name="L9">
        <text:list-item>
          <text:p text:style-name="P52">Une préoccupation majeure, au centre ddu traitement de l'info. dans un contexte d'accès direct à un grand volume de documents (rappel accès direct et partage de connaissances : idéal des Lumières)</text:p>
        </text:list-item>
        <text:list-item>
          <text:p text:style-name="P52">Finalité de l'évaluation en régime numérique se pose avec encore plus d'acuité : donner une valeur à l'informatio dans un contexte d'infobésité (cf. chaîne documentaire = chaîne de valeurs)</text:p>
        </text:list-item>
      </text:list>
      <text:p text:style-name="P35"/>
      <text:p text:style-name="P36">Evaluation de l'information = opérations documentaires :</text:p>
      <text:list xml:id="list309554589" text:style-name="L10">
        <text:list-item>
          <text:p text:style-name="P37">Filter<text:span text:style-name="T2"> les résultats d'une recherche en vérifiant la pertinence des résultats par rapport à la requête, puis par rapport à l'axe de recherche, par rapport au besoin d'information (Savoir ? Agir ?)</text:span></text:p>
          <text:p text:style-name="P37"><text:span text:style-name="T2"/></text:p>
          <text:p text:style-name="P58"><text:span text:style-name="T23">(</text:span><text:span text:style-name="T24">pertinence</text:span><text:span text:style-name="T25"> +</text:span><text:span text:style-name="T24"> crédibilité</text:span><text:span text:style-name="T25"> +</text:span><text:span text:style-name="T24"> qualité</text:span><text:span text:style-name="T25"> = fiabilité</text:span><text:span text:style-name="T23">)</text:span></text:p>
        </text:list-item>
        <text:list-item>
          <text:p text:style-name="P38"><text:span text:style-name="T2">Juger de la </text:span>crédibilité<text:span text:style-name="T2"> d'une source à partir d'indices</text:span><text:span text:style-name="T5"> </text:span><text:span text:style-name="T7">:</text:span></text:p>
          <text:list>
            <text:list-item>
              <text:p text:style-name="P39"><text:span text:style-name="T8">Identifier </text:span><text:span text:style-name="T2">Auteur (amateur ou expert)</text:span><text:span text:style-name="T8">, s</text:span><text:span text:style-name="T2">avoir qui finance l'information et avec quelle intention</text:span></text:p>
            </text:list-item>
            <text:list-item>
              <text:p text:style-name="P42"><text:span text:style-name="T2">Identifier supports et genres documentaires</text:span></text:p>
            </text:list-item>
            <text:list-item>
              <text:p text:style-name="P43"><text:span text:style-name="T2">Mesurer l'autorité cognitive de l'auteur : quels indices ?</text:span></text:p>
              <text:list>
                <text:list-item>
                  <text:p text:style-name="P43"><text:span text:style-name="T2">statut, popularite ? </text:span></text:p>
                </text:list-item>
                <text:list-item>
                  <text:p text:style-name="P43"><text:span text:style-name="T2">institution d'origine...</text:span></text:p>
                  <text:p text:style-name="P43"><text:span text:style-name="T2"/></text:p>
                </text:list-item>
              </text:list>
            </text:list-item>
            <text:list-item>
              <text:p text:style-name="P44"><text:span text:style-name="T2">Evaluer la qualité de la source d'information : quels indices ?</text:span></text:p>
              <text:list>
                <text:list-item>
                  <text:p text:style-name="P45"><draw:line text:anchor-type="paragraph" draw:z-index="0" draw:name="Shape1" draw:style-name="gr1" draw:text-style-name="P70" svg:x1="3.5075in" svg:y1="0.0728in" svg:x2="4.4362in" svg:y2="0.0728in"><text:p/></draw:line><draw:line text:anchor-type="paragraph" draw:z-index="1" draw:name="Shape2" draw:style-name="gr1" draw:text-style-name="P69" svg:x1="2.9764in" svg:y1="0.385in" svg:x2="4.4346in" svg:y2="0.1252in"><text:p/></draw:line><text:span text:style-name="T2">Orthographe / Grammaire</text:span><text:span text:style-name="T9"> / Syntax</text:span><text:span text:style-name="T10">e<text:tab/><text:tab/> <text:s/><text:tab/><text:tab/>Intelligible</text:span></text:p>
                </text:list-item>
                <text:list-item>
                  <text:p text:style-name="P46"><text:span text:style-name="T9">S</text:span><text:span text:style-name="T2">tructuration du document</text:span><text:span text:style-name="T10"><text:tab/><text:tab/><text:tab/><text:tab/></text:span></text:p>
                </text:list-item>
                <text:list-item>
                  <text:p text:style-name="P46"><text:span text:style-name="T2">Mise à jour de l'information </text:span></text:p>
                </text:list-item>
                <text:list-item>
                  <text:p text:style-name="P47"><text:span text:style-name="T2">Précision de l'information</text:span></text:p>
                  <text:p text:style-name="P47"><text:span text:style-name="T2"/></text:p>
                </text:list-item>
              </text:list>
            </text:list-item>
            <text:list-item>
              <text:p text:style-name="P48"><text:span text:style-name="T2">Croiser, comparer les sources : quels indices ?</text:span></text:p>
            </text:list-item>
          </text:list>
        </text:list-item>
      </text:list>
      <text:p text:style-name="P49"><text:span text:style-name="T31"/></text:p>
      <text:p text:style-name="P49"><text:span text:style-name="T31"/></text:p>
      <text:p text:style-name="P49"><text:span text:style-name="T30">De la collecte de traitement</text:span><text:span text:style-name="T10"> </text:span></text:p>
      <text:p text:style-name="P60"><text:span text:style-name="T12">Une fois les documents collectés et validés (évalués) il faut les catégoriser (les classer et les rganiser pas catégorie) en procédent au traitement intellectuel du document.</text:span></text:p>
      <text:h text:style-name="P4" text:outline-level="2">2. Geste<text:span text:style-name="T34">s</text:span> de traitement : indexer</text:h>
      <text:p text:style-name="P59">= analyse du contenu</text:p>
      <text:p text:style-name="P59">Activité normalisée : <text:span text:style-name="T26">"L'indexation est l'opération destinée à représenter par les éléments d'un langage documentaire ou naturel des données résultant de l'analyse du contenu d'un document ou d'une question"</text:span> (Norme ISO 5963).</text:p>
      <text:p text:style-name="P59"/>
      <text:h text:style-name="P8" text:outline-level="3">2.1 Elements de définition : opération intellectuelle</text:h>
      <text:p text:style-name="P55"/>
      <text:list xml:id="list3382321317" text:style-name="L11">
        <text:list-item>
          <text:p text:style-name="P56"><text:span text:style-name="T27">"[...] toutes les opérations visant à représenter les concepts essentiels contenus dans ces documents [...] à l'aide d'un langage documentaire, ce qui implique une transformation des éléments informati</text:span><text:span text:style-name="T28">f</text:span><text:span text:style-name="T27">s <text:s/>contenus dans les documents, sous une forme différente de l</text:span><text:span text:style-name="T28">e</text:span><text:span text:style-name="T27">ur forme originelle, pour faciliter leur mise en mémoire et leur recherche ultérieure"</text:span><text:span text:style-name="T32"> (Lamizet &amp; Silem, 1997)</text:span><text:span text:style-name="T33">.</text:span></text:p>
          <text:list>
            <text:list-item>
              <text:p text:style-name="P56"><text:span text:style-name="T32">On retrouve distinction documentaire primaire / document secondaire</text:span></text:p>
            </text:list-item>
          </text:list>
        </text:list-item>
      </text:list>
      <text:list xml:id="list2863119485" text:style-name="L12">
        <text:list-item>
          <text:p text:style-name="P57"><text:span text:style-name="T33">Indexer un document : </text:span></text:p>
          <text:list>
            <text:list-item>
              <text:p text:style-name="P62"><text:span text:style-name="T26">"C'est caractériser son contenu intellectuel ...."</text:span></text:p>
              <text:p text:style-name="P62"><text:span text:style-name="T15"/></text:p>
            </text:list-item>
          </text:list>
        </text:list-item>
      </text:list>
      <text:p text:style-name="P65"><text:span text:style-name="T15">_</text:span><text:span text:style-name="T14">_____________________</text:span></text:p>
      <text:p text:style-name="P61"><text:span text:style-name="T15"/></text:p>
      <text:list xml:id="list93422020417250" text:continue-numbering="true" text:style-name="L12">
        <text:list-item>
          <text:p text:style-name="P63"><text:span text:style-name="T13">L</text:span><text:span text:style-name="T12">'indexation est une opération intellectuelle par laquelle on va codifier le contenu d'un document.</text:span></text:p>
          <text:list>
            <text:list-item>
              <text:p text:style-name="P64"><text:span text:style-name="T11">Analyser</text:span><text:span text:style-name="T12"> le contenu de ce document (quel que soit le support)</text:span></text:p>
            </text:list-item>
            <text:list-item>
              <text:p text:style-name="P64"><text:span text:style-name="T11">Transcrire</text:span><text:span text:style-name="T12"> le contenu dans un langage documetaire.</text:span></text:p>
            </text:list-item>
          </text:list>
        </text:list-item>
        <text:list-item>
          <text:p text:style-name="P64"><text:span text:style-name="T12">La double finalité du processus d'indexation est donc :</text:span></text:p>
          <text:list>
            <text:list-item>
              <text:p text:style-name="P64"><text:span text:style-name="T12">De normaliser la codification du contenu des documents</text:span></text:p>
            </text:list-item>
            <text:list-item>
              <text:p text:style-name="P64"><text:span text:style-name="T12">De faciliter la recherche du document pour l'utilisateur</text:span></text:p>
            </text:list-item>
          </text:list>
        </text:list-item>
        <text:list-item>
          <text:p text:style-name="P64"><text:span text:style-name="T12">A partir de cette indexation, on devra pouvoir effectuer une recherche des documents par leur sujet, ce qui évite :</text:span></text:p>
          <text:list>
            <text:list-item>
              <text:p text:style-name="P64"><text:span text:style-name="T12">le bruit</text:span></text:p>
            </text:list-item>
            <text:list-item>
              <text:p text:style-name="P64"><text:span text:style-name="T12">le silence</text:span></text:p>
            </text:list-item>
          </text:list>
        </text:list-item>
      </text:list>
      <text:p text:style-name="P68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08:56:04.259668020</meta:creation-date>
    <dc:date>2021-09-28T09:34:10.810381054</dc:date>
    <meta:editing-duration>PT2H13M22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6" meta:paragraph-count="99" meta:word-count="1062" meta:character-count="6848" meta:non-whitespace-character-count="5944"/>
  </office:meta>
</office:document-meta>
</file>